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7" style:family="table-row">
      <style:table-row-properties style:row-height="0.84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631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481d32"/>
    </style:style>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1"/>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Input"/>
    <style:style style:name="ce20" style:family="table-cell" style:parent-style-name="Input">
      <style:map style:condition="cell-content()&lt;0" style:apply-style-name="CalcError" style:base-cell-address="Planet.A1"/>
    </style:style>
    <style:style style:name="ce21" style:family="table-cell" style:parent-style-name="CalcBoxBottom"/>
    <style:style style:name="ce24" style:family="table-cell" style:parent-style-name="CalcResultScientific"/>
    <style:style style:name="ce26" style:family="table-cell" style:parent-style-name="CalcResult"/>
    <style:style style:name="ce84" style:family="table-cell" style:parent-style-name="PageHeading">
      <style:map style:condition="cell-content()&lt;0" style:apply-style-name="CalcError" style:base-cell-address="Planet.A1"/>
    </style:style>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93" style:family="table-cell" style:parent-style-name="Calc">
      <style:map style:condition="cell-content()&lt;0" style:apply-style-name="CalcError" style:base-cell-address="Planet.A1"/>
    </style:style>
    <style:style style:name="ce96"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Calc">
      <style:text-properties style:font-name="DejaVu Sans1" style:font-name-asian="DejaVu Sans1" style:font-name-complex="DejaVu Sans1"/>
    </style:style>
    <style:style style:name="ce25" style:family="table-cell" style:parent-style-name="Input">
      <style:map style:condition="cell-content()&lt;0" style:apply-style-name="CalcError" style:base-cell-address="Satellite.C29"/>
    </style:style>
    <style:style style:name="ce31" style:family="table-cell" style:parent-style-name="Calc">
      <style:map style:condition="cell-content()&lt;0" style:apply-style-name="CalcError" style:base-cell-address="Satellite.C29"/>
    </style:style>
    <style:style style:name="ce33" style:family="table-cell" style:parent-style-name="CalcResult"/>
    <style:style style:name="ce99" style:family="table-cell" style:parent-style-name="CalcResultScientific"/>
    <style:style style:name="ce105" style:family="table-cell" style:parent-style-name="Calc">
      <style:text-properties style:font-name="DejaVu Sans2" style:font-name-complex="DejaVu Sans2"/>
    </style:style>
    <style:style style:name="ce28" style:family="table-cell" style:parent-style-name="CalcResultScientific">
      <style:text-properties style:font-name="DejaVu Sans2" style:font-name-complex="DejaVu Sans2"/>
    </style:style>
    <style:style style:name="ce29" style:family="table-cell" style:parent-style-name="CalcResultScientific">
      <style:text-properties style:font-name="DejaVu Sans2" style:font-name-complex="DejaVu Sans2"/>
    </style:style>
    <style:style style:name="ce35" style:family="table-cell" style:parent-style-name="Calc">
      <style:map style:condition="cell-content()&lt;0" style:apply-style-name="CalcError" style:base-cell-address="Compact.C10"/>
    </style:style>
    <style:style style:name="ce36" style:family="table-cell" style:parent-style-name="CalcResultScientific"/>
    <style:style style:name="ce38" style:family="table-cell" style:parent-style-name="Calc">
      <style:text-properties style:font-name-asian="DejaVu Sans"/>
    </style:style>
    <style:style style:name="ce41" style:family="table-cell" style:parent-style-name="Calc"/>
    <style:style style:name="ce42" style:family="table-cell" style:parent-style-name="CalcBoxBottom"/>
    <style:style style:name="ce103" style:family="table-cell" style:parent-style-name="CalcResultScientific">
      <style:text-properties style:font-name="DejaVu Sans2" style:font-name-asian="DejaVu Sans2" style:font-name-complex="DejaVu Sans2"/>
    </style:style>
    <style:style style:name="ce106" style:family="table-cell" style:parent-style-name="CalcResultScientific"/>
    <style:style style:name="ce46" style:family="table-cell" style:parent-style-name="Calc">
      <style:text-properties style:font-name="DejaVu Sans2" style:font-name-complex="DejaVu Sans2"/>
    </style:style>
    <style:style style:name="ce48" style:family="table-cell" style:parent-style-name="Calc"/>
    <style:style style:name="ce49" style:family="table-cell" style:parent-style-name="CalcResult"/>
    <style:style style:name="ce50" style:family="table-cell" style:parent-style-name="CalcBoxBottom"/>
    <style:style style:name="ce51" style:family="table-cell" style:parent-style-name="CalcResultScientific"/>
    <style:style style:name="ce52" style:family="table-cell" style:parent-style-name="CalcResult"/>
    <style:style style:name="ce53" style:family="table-cell" style:parent-style-name="CalcResult"/>
    <style:style style:name="ce113" style:family="table-cell" style:parent-style-name="CalcResult">
      <style:text-properties style:font-name="DejaVu Sans2" style:font-name-complex="DejaVu Sans2"/>
    </style:style>
    <style:style style:name="ce114" style:family="table-cell" style:parent-style-name="Calc">
      <style:text-properties style:font-name="DejaVu Sans2" style:font-name-complex="DejaVu Sans2"/>
    </style:style>
    <style:style style:name="ce116" style:family="table-cell" style:parent-style-name="Calc">
      <style:text-properties style:font-name="DejaVu Sans2" style:font-name-complex="DejaVu Sans2"/>
    </style:style>
    <style:style style:name="ce54" style:family="table-cell" style:parent-style-name="Input"/>
    <style:style style:name="ce58" style:family="table-cell" style:parent-style-name="CalcBoxBottom"/>
    <style:style style:name="ce59" style:family="table-cell" style:parent-style-name="CalcResult"/>
    <style:style style:name="ce60" style:family="table-cell" style:parent-style-name="CalcResultScientific"/>
    <style:style style:name="ce61" style:family="table-cell" style:parent-style-name="CalcResult"/>
    <style:style style:name="ce62" style:family="table-cell" style:parent-style-name="CalcResult" style:data-style-name="N0"/>
    <style:style style:name="ce63" style:family="table-cell" style:parent-style-name="CalcResultScientific"/>
    <style:style style:name="ce64" style:family="table-cell" style:parent-style-name="CalcResult"/>
    <style:style style:name="ce147" style:family="table-cell" style:parent-style-name="CalcSeparator"/>
    <style:style style:name="ce150" style:family="table-cell" style:parent-style-name="Calc" style:data-style-name="N0"/>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ce66" style:family="table-cell" style:parent-style-name="Calc"/>
    <style:style style:name="ce67" style:family="table-cell" style:parent-style-name="Input">
      <style:map style:condition="cell-content()&lt;0" style:apply-style-name="CalcError" style:base-cell-address="Travel.C25"/>
    </style:style>
    <style:style style:name="ce68" style:family="table-cell" style:parent-style-name="CalcBoxBottom"/>
    <style:style style:name="ce70" style:family="table-cell" style:parent-style-name="CalcBoxBottom" style:data-style-name="N0"/>
    <style:style style:name="ce92" style:family="table-cell" style:parent-style-name="Calc"/>
    <style:style style:name="ce72" style:family="table-cell" style:parent-style-name="ConstantValue" style:data-style-name="N61"/>
    <style:style style:name="ce110" style:family="table-cell" style:parent-style-name="CalcResult"/>
    <style:style style:name="ce111" style:family="table-cell" style:parent-style-name="CalcBoxBottom"/>
    <style:style style:name="ce112" style:family="table-cell" style:parent-style-name="CalcResult" style:data-style-name="N0"/>
    <style:style style:name="ce115" style:family="table-cell" style:parent-style-name="CalcBoxBottom" style:data-style-name="N0"/>
    <style:style style:name="ce117" style:family="table-cell" style:parent-style-name="CalcResult"/>
    <style:style style:name="ce118" style:family="table-cell" style:parent-style-name="Calc"/>
    <style:style style:name="ce119" style:family="table-cell" style:parent-style-name="CalcResult"/>
    <style:style style:name="ce120" style:family="table-cell" style:parent-style-name="CalcResultScientific"/>
    <style:style style:name="ce12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Calc">
      <style:text-properties style:font-name="DejaVu Sans1"/>
    </style:style>
    <style:style style:name="ce12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PageHeading">
      <style:map style:condition="cell-content()&lt;0" style:apply-style-name="CalcError" style:base-cell-address="Planet.A1"/>
    </style:style>
    <style:style style:name="ce125" style:family="table-cell" style:parent-style-name="Input"/>
    <style:style style:name="ce126" style:family="table-cell" style:parent-style-name="Calc"/>
    <style:style style:name="ce127" style:family="table-cell" style:parent-style-name="CalcResult"/>
    <style:style style:name="ce128" style:family="table-cell" style:parent-style-name="Calc"/>
    <style:style style:name="ce129" style:family="table-cell" style:parent-style-name="Calc"/>
    <style:style style:name="ce130" style:family="table-cell" style:parent-style-name="CalcBoxBottom"/>
    <style:style style:name="ce131" style:family="table-cell" style:parent-style-name="Input">
      <style:map style:condition="cell-content()&lt;0" style:apply-style-name="CalcError" style:base-cell-address="Planet.A1"/>
    </style:style>
    <style:style style:name="ce132" style:family="table-cell" style:parent-style-name="Calc">
      <style:map style:condition="cell-content()&lt;0" style:apply-style-name="CalcError" style:base-cell-address="Planet.A1"/>
    </style:style>
    <style:style style:name="ce133" style:family="table-cell" style:parent-style-name="CalcResultScientific"/>
    <style:style style:name="ce134" style:family="table-cell" style:parent-style-name="CalcResult"/>
    <style:style style:name="ce135"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Input">
      <style:map style:condition="cell-content()&lt;0" style:apply-style-name="CalcError" style:base-cell-address="Satellite.C29"/>
    </style:style>
    <style:style style:name="ce137" style:family="table-cell" style:parent-style-name="Calc">
      <style:map style:condition="cell-content()&lt;0" style:apply-style-name="CalcError" style:base-cell-address="Satellite.C29"/>
    </style:style>
    <style:style style:name="ce138" style:family="table-cell" style:parent-style-name="CalcResultScientific"/>
    <style:style style:name="ce139" style:family="table-cell" style:parent-style-name="CalcResult"/>
    <style:style style:name="ce140" style:family="table-cell" style:parent-style-name="Calc">
      <style:text-properties style:font-name="DejaVu Sans1" style:font-name-asian="DejaVu Sans1" style:font-name-complex="DejaVu Sans1"/>
    </style:style>
    <style:style style:name="ce141" style:family="table-cell" style:parent-style-name="Calc">
      <style:map style:condition="cell-content()&lt;0" style:apply-style-name="CalcError" style:base-cell-address="Compact.C10"/>
    </style:style>
    <style:style style:name="ce142" style:family="table-cell" style:parent-style-name="CalcResultScientific">
      <style:text-properties style:font-name="DejaVu Sans2" style:font-name-complex="DejaVu Sans2"/>
    </style:style>
    <style:style style:name="ce143" style:family="table-cell" style:parent-style-name="CalcResultScientific">
      <style:text-properties style:font-name="DejaVu Sans2" style:font-name-complex="DejaVu Sans2"/>
    </style:style>
    <style:style style:name="ce144" style:family="table-cell" style:parent-style-name="Calc">
      <style:text-properties style:font-name="DejaVu Sans2" style:font-name-complex="DejaVu Sans2"/>
    </style:style>
    <style:style style:name="ce145" style:family="table-cell" style:parent-style-name="Calc"/>
    <style:style style:name="ce146" style:family="table-cell" style:parent-style-name="CalcBoxBottom"/>
    <style:style style:name="ce148" style:family="table-cell" style:parent-style-name="Calc">
      <style:text-properties style:font-name-asian="DejaVu Sans"/>
    </style:style>
    <style:style style:name="ce149" style:family="table-cell" style:parent-style-name="CalcResultScientific"/>
    <style:style style:name="ce151" style:family="table-cell" style:parent-style-name="CalcResultScientific">
      <style:text-properties style:font-name="DejaVu Sans2" style:font-name-asian="DejaVu Sans2" style:font-name-complex="DejaVu Sans2"/>
    </style:style>
    <style:style style:name="ce152" style:family="table-cell" style:parent-style-name="Calc">
      <style:text-properties style:font-name="DejaVu Sans2" style:font-name-complex="DejaVu Sans2"/>
    </style:style>
    <style:style style:name="ce153" style:family="table-cell" style:parent-style-name="CalcResultScientific"/>
    <style:style style:name="ce154" style:family="table-cell" style:parent-style-name="Calc"/>
    <style:style style:name="ce155" style:family="table-cell" style:parent-style-name="CalcResult"/>
    <style:style style:name="ce159" style:family="table-cell" style:parent-style-name="CalcBoxBottom"/>
    <style:style style:name="ce161" style:family="table-cell" style:parent-style-name="CalcResultScientific"/>
    <style:style style:name="ce162" style:family="table-cell" style:parent-style-name="CalcResult"/>
    <style:style style:name="ce163" style:family="table-cell" style:parent-style-name="CalcResult"/>
    <style:style style:name="ce164" style:family="table-cell" style:parent-style-name="Input"/>
    <style:style style:name="ce168" style:family="table-cell" style:parent-style-name="CalcResult">
      <style:text-properties style:font-name="DejaVu Sans2" style:font-name-complex="DejaVu Sans2"/>
    </style:style>
    <style:style style:name="ce169" style:family="table-cell" style:parent-style-name="Calc">
      <style:text-properties style:font-name="DejaVu Sans2" style:font-name-complex="DejaVu Sans2"/>
    </style:style>
    <style:style style:name="ce172" style:family="table-cell" style:parent-style-name="Calc">
      <style:text-properties style:font-name="DejaVu Sans2" style:font-name-complex="DejaVu Sans2"/>
    </style:style>
    <style:style style:name="ce174" style:family="table-cell" style:parent-style-name="CalcBoxBottom"/>
    <style:style style:name="ce175" style:family="table-cell" style:parent-style-name="CalcResult"/>
    <style:style style:name="ce176" style:family="table-cell" style:parent-style-name="CalcResultScientific"/>
    <style:style style:name="ce177" style:family="table-cell" style:parent-style-name="CalcResult"/>
    <style:style style:name="ce178" style:family="table-cell" style:parent-style-name="CalcResult" style:data-style-name="N0"/>
    <style:style style:name="ce179" style:family="table-cell" style:parent-style-name="CalcResultScientific"/>
    <style:style style:name="ce180" style:family="table-cell" style:parent-style-name="CalcResult"/>
    <style:style style:name="ce181" style:family="table-cell" style:parent-style-name="CalcSeparator"/>
    <style:style style:name="ce182" style:family="table-cell" style:parent-style-name="Calc"/>
    <style:style style:name="ce183" style:family="table-cell" style:parent-style-name="CalcBoxBottom"/>
    <style:style style:name="ce184" style:family="table-cell" style:parent-style-name="Calc" style:data-style-name="N0"/>
    <style:style style:name="ce185" style:family="table-cell" style:parent-style-name="CalcBoxBottom" style:data-style-name="N0"/>
    <style:style style:name="ce186" style:family="table-cell" style:parent-style-name="Input">
      <style:map style:condition="cell-content()&lt;0" style:apply-style-name="CalcError" style:base-cell-address="Travel.C25"/>
    </style:style>
    <style:style style:name="ce187" style:family="table-cell" style:parent-style-name="Calc">
      <style:map style:condition="cell-content()&lt;0" style:apply-style-name="CalcError" style:base-cell-address="Travel.C25"/>
    </style:style>
    <style:style style:name="ce188" style:family="table-cell" style:parent-style-name="CalcResultScientific"/>
    <style:style style:name="ce189" style:family="table-cell" style:parent-style-name="CalcResult" style:data-style-name="N0"/>
    <style:style style:name="ce190" style:family="table-cell" style:parent-style-name="Calc"/>
    <style:style style:name="ce191" style:family="table-cell" style:parent-style-name="CalcResult" style:data-style-name="N0"/>
    <style:style style:name="ce192" style:family="table-cell" style:parent-style-name="CalcResultScientific"/>
    <style:style style:name="ce193" style:family="table-cell" style:parent-style-name="CalcResult"/>
    <style:style style:name="ce194" style:family="table-cell" style:parent-style-name="CalcResult"/>
    <style:style style:name="ce195" style:family="table-cell" style:parent-style-name="CalcResult" style:data-style-name="N0"/>
    <style:style style:name="ce196" style:family="table-cell" style:parent-style-name="CalcResult"/>
    <style:style style:name="ce197"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0">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table:table-cell table:style-name="ConstantValueScientific"/>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3">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0"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0"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11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2"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115"/>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0" table:formula="of:=IF([.E29] &gt;= 1000; FIXED([.E29]; 0); ROUND([.E29]; 2))" office:value-type="float" office:value="85.51" calcext:value-type="float">
            <text:p>85,51</text:p>
          </table:table-cell>
          <table:table-cell table:style-name="ce12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11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12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1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17" table:formula="of:=FIXED([.G39]; 2)" office:value-type="string" office:string-value="4,83" calcext:value-type="string">
            <text:p>4,83</text:p>
          </table:table-cell>
          <table:table-cell table:style-name="ce12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118"/>
          <table:table-cell table:style-name="ce12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17" table:formula="of:=FIXED([.G41] * RadiusSun; 0)" office:value-type="string" office:string-value="696.340" calcext:value-type="string">
            <text:p>696.340</text:p>
          </table:table-cell>
          <table:table-cell table:style-name="ce123" office:value-type="string" calcext:value-type="string">
            <text:p>km, or</text:p>
          </table:table-cell>
          <table:table-cell table:style-name="ce117" table:formula="of:=ROUND([.G41];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117"/>
          <table:table-cell table:style-name="ce123"/>
          <table:table-cell table:style-name="ce11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119" table:formula="of:=FIXED([.G43]; 0)" office:value-type="string" office:string-value="5.778" calcext:value-type="string">
            <text:p>5.778</text:p>
          </table:table-cell>
          <table:table-cell table:style-name="Calc" office:value-type="string" calcext:value-type="string">
            <text:p>K, spectral type:</text:p>
          </table:table-cell>
          <table:table-cell table:style-name="ce11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1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11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1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11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118"/>
          <table:table-cell table:style-name="Calc"/>
          <table:table-cell table:style-name="ce11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25"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2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2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27" table:formula="of:=ROUND([.G13]; 2)" office:value-type="float" office:value="9.82" calcext:value-type="float">
            <text:p>9,82</text:p>
          </table:table-cell>
          <table:table-cell table:style-name="Calc" office:value-type="string" calcext:value-type="string">
            <text:p>m/s² or</text:p>
          </table:table-cell>
          <table:table-cell table:style-name="ce12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2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12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2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12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29"/>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130"/>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132"/>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33"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34"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34"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2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2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2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2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34" table:formula="of:=FIXED([.G44]; 1)" office:value-type="string" office:string-value="254,0" calcext:value-type="string">
            <text:p>254,0</text:p>
          </table:table-cell>
          <table:table-cell table:style-name="Calc" office:value-type="string" calcext:value-type="string">
            <text:p>K or</text:p>
          </table:table-cell>
          <table:table-cell table:style-name="ce134"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34" table:formula="of:=FIXED([.G45]; 1)" office:value-type="string" office:string-value="287,5" calcext:value-type="string">
            <text:p>287,5</text:p>
          </table:table-cell>
          <table:table-cell table:style-name="Calc" office:value-type="string" calcext:value-type="string">
            <text:p>K or</text:p>
          </table:table-cell>
          <table:table-cell table:style-name="ce134"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34" table:formula="of:=COM.MICROSOFT.IFS([.H47] &lt; 10; ROUND([.H47]; 4); [.H47] &lt; 100; ROUND([.H47]; 2); [.H47] &gt;= 100; FIXED([.H47]; 0))" office:value-type="string" office:string-value="400.000" calcext:value-type="string">
            <text:p>400.000</text:p>
          </table:table-cell>
          <table:table-cell table:style-name="ce122" office:value-type="string" calcext:value-type="string">
            <text:p>× full Moon or</text:p>
          </table:table-cell>
          <table:table-cell table:style-name="ce134" table:formula="of:=COM.MICROSOFT.IFS([.I47] &lt; 10; ROUND([.I47]; 4); [.I47] &lt; 100; ROUND([.I47]; 2); [.I47] &gt;= 100; FIXED([.I47]; 0))" office:value-type="string" office:string-value="10.000" calcext:value-type="string">
            <text:p>10.000</text:p>
          </table:table-cell>
          <table:table-cell table:style-name="ce135"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34"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4">×</text:span> sunset or</text:p>
          </table:table-cell>
          <table:table-cell table:style-name="ce134" table:formula="of:=COM.MICROSOFT.IFS([.I48] &lt; 10; ROUND([.I48]; 4); [.I48] &lt; 100; ROUND([.I48]; 2); [.I48] &gt;= 100; FIXED([.I48]; 0))" office:value-type="float" office:value="5" calcext:value-type="float">
            <text:p>5</text:p>
          </table:table-cell>
          <table:table-cell table:style-name="ce12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34" table:formula="of:=COM.MICROSOFT.IFS([.G47] &lt; 10; ROUND([.G47]; 4); [.G47] &lt; 100; ROUND([.G47]; 2); [.G47] &gt;= 100; FIXED([.G47]; 0))" office:value-type="float" office:value="1" calcext:value-type="float">
            <text:p>1</text:p>
          </table:table-cell>
          <table:table-cell table:style-name="ce122" office:value-type="string" calcext:value-type="string">
            <text:p>× direct sun or</text:p>
          </table:table-cell>
          <table:table-cell table:style-name="ce134"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132"/>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40"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2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2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12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22" office:value-type="string" calcext:value-type="string">
            <text:p>lux or</text:p>
          </table:table-cell>
          <table:table-cell table:style-name="CalcResult" table:formula="of:=FIXED([.H17]; 2)" office:value-type="string" office:string-value="-12,74" calcext:value-type="string">
            <text:p>-12,74</text:p>
          </table:table-cell>
          <table:table-cell table:style-name="ce12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2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2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2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2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40"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6"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13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38"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39" table:formula="of:=COM.MICROSOFT.CONCAT(FIXED([.E32]; 0); &quot;d &quot;; [.F32]; &quot;h &quot;; [.G32]; &quot;m &quot;; [.H32]; &quot;s&quot;)" office:value-type="string" office:string-value="27d 10h 50m 39s" calcext:value-type="string">
            <text:p>27d 10h 50m 39s</text:p>
          </table:table-cell>
          <table:table-cell table:style-name="ce137"/>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48" office:value-type="string" calcext:value-type="string">
            <text:p>M☉, equivalent to</text:p>
          </table:table-cell>
          <table:table-cell table:style-name="ce149"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14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42"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49"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42"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49"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42"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49"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43"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49"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44"/>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145"/>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45"/>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146"/>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51"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53"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53" table:formula="of:=IF([.G15] &lt; 10^9; FIXED([.G15]; 3);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53" table:formula="of:=IF([.H15] &lt; 10^9; FIXED([.H15]; 3); [.H15])" office:value-type="string" office:string-value="727.220,522" calcext:value-type="string">
            <text:p>727.220,522</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53" table:formula="of:=IF([.G16] &lt; 10^9; FIXED([.G16]; 3); [.G16])" office:value-type="string" office:string-value="218,166" calcext:value-type="string">
            <text:p>218,166</text:p>
          </table:table-cell>
          <table:table-cell table:style-name="Calc" office:value-type="string" calcext:value-type="string">
            <text:p><text:span text:style-name="T6">×</text:span> Tsar Bomba or</text:p>
          </table:table-cell>
          <table:table-cell table:style-name="ce153" table:formula="of:=IF([.H16] &lt; 10^9; FIXED([.H16]; 3); [.H16])" office:value-type="string" office:string-value="0,000" calcext:value-type="string">
            <text:p>0,000</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53" table:formula="of:=IF([.G17] &lt; 10^9; FIXED([.G17]; 3); [.G17])" office:value-type="string" office:string-value="0,000" calcext:value-type="string">
            <text:p>0,000</text:p>
          </table:table-cell>
          <table:table-cell table:style-name="Calc" office:value-type="string" calcext:value-type="string">
            <text:p><text:span text:style-name="T6">×</text:span> major solar flare or</text:p>
          </table:table-cell>
          <table:table-cell table:style-name="ce153" table:formula="of:=IF([.H17] &lt; 10^9; FIXED([.H17]; 3); [.H17])" office:value-type="string" office:string-value="0,000" calcext:value-type="string">
            <text:p>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1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55"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55"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162"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159"/>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63"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61" table:formula="of:=[.G28]" office:value-type="float" office:value="4.8E+017" calcext:value-type="float">
            <text:p>4,80E+17</text:p>
          </table:table-cell>
          <table:table-cell table:style-name="Calc" office:value-type="string" calcext:value-type="string">
            <text:p>kg, corresponding to</text:p>
          </table:table-cell>
          <table:table-cell table:style-name="ce161" table:formula="of:=[.G28] / 1000" office:value-type="float" office:value="480000000000000" calcext:value-type="float">
            <text:p>4,80E+14</text:p>
          </table:table-cell>
          <table:table-cell table:style-name="Calc" office:value-type="string" calcext:value-type="string">
            <text:p>t</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61" table:formula="of:=[.G30]"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61" table:formula="of:=IF([.G31] &lt; 10^9; FIXED([.G31]; 2); [.G31])" office:value-type="float" office:value="793650793650794" calcext:value-type="float">
            <text:p>7,94E+14</text:p>
          </table:table-cell>
          <table:table-cell table:style-name="ce122" office:value-type="string" calcext:value-type="string">
            <text:p>× Hiroshima bomb or</text:p>
          </table:table-cell>
          <table:table-cell table:style-name="ce161" table:formula="of:=IF([.H31] &lt; 10^9; FIXED([.H31]; 2); [.H31])"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0] / EnergyHiroshimaBomb" office:value-type="float" office:value="793650793650794" calcext:value-type="float">
            <text:p>793650793650794</text:p>
          </table:table-cell>
          <table:table-cell table:style-name="InterimResult" table:formula="of:=[.G30]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61" table:formula="of:=IF([.G32] &lt; 10^9; FIXED([.G32]; 2); [.G32])" office:value-type="string" office:string-value="116.279,07" calcext:value-type="string">
            <text:p>116.279,07</text:p>
          </table:table-cell>
          <table:table-cell table:style-name="Calc" office:value-type="string" calcext:value-type="string">
            <text:p><text:span text:style-name="T4">× </text:span>Chicxulub impact or</text:p>
          </table:table-cell>
          <table:table-cell table:style-name="ce161" table:formula="of:=IF([.H32] &lt; 10^9; FIXED([.H32]; 2); [.H32])" office:value-type="string" office:string-value="5.000,00" calcext:value-type="string">
            <text:p>5.000,00</text:p>
          </table:table-cell>
          <table:table-cell table:style-name="ce122" office:value-type="string" calcext:value-type="string">
            <text:p>× major solar flare or</text:p>
          </table:table-cell>
          <table:table-cell table:style-name="InterimResult" table:formula="of:=[.G30] / EnergyChicxulub" office:value-type="float" office:value="116279.069767442" calcext:value-type="float">
            <text:p>116279,069767442</text:p>
          </table:table-cell>
          <table:table-cell table:style-name="InterimResult" table:formula="of:=[.G30] / EnergySolarFlare" office:value-type="float" office:value="5000" calcext:value-type="float">
            <text:p>5000</text:p>
          </table:table-cell>
          <table:table-cell table:number-columns-repeated="56"/>
        </table:table-row>
        <table:table-row table:style-name="ro5">
          <table:table-cell/>
          <table:table-cell table:style-name="Calc"/>
          <table:table-cell table:style-name="ce161" table:formula="of:=IF([.G33] &lt; 10^9; FIXED([.G33]; 2); [.G33])" office:value-type="string" office:string-value="0,40" calcext:value-type="string">
            <text:p>0,40</text:p>
          </table:table-cell>
          <table:table-cell table:style-name="ce135" office:value-type="string" calcext:value-type="string">
            <text:p>× Moon destruction or</text:p>
          </table:table-cell>
          <table:table-cell table:style-name="ce161" table:formula="of:=IF([.H33] &lt; 10^9; FIXED([.H33]; 2); [.H33])" office:value-type="string" office:string-value="0,00" calcext:value-type="string">
            <text:p>0,00</text:p>
          </table:table-cell>
          <table:table-cell table:style-name="ce135" office:value-type="string" calcext:value-type="string">
            <text:p>× Earth destruction or</text:p>
          </table:table-cell>
          <table:table-cell table:style-name="InterimResult" table:formula="of:=[.G30] / EnergyMoonDestruction" office:value-type="float" office:value="0.403225806451613" calcext:value-type="float">
            <text:p>0,403225806451613</text:p>
          </table:table-cell>
          <table:table-cell table:style-name="InterimResult" table:formula="of:=[.G30]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61" table:formula="of:=IF([.G34] &lt; 10^9; FIXED([.G34]; 2); [.G34])" office:value-type="string" office:string-value="0,00" calcext:value-type="string">
            <text:p>0,00</text:p>
          </table:table-cell>
          <table:table-cell table:style-name="ce135" office:value-type="string" calcext:value-type="string">
            <text:p>× Jupiter destruction or</text:p>
          </table:table-cell>
          <table:table-cell table:style-name="ce161" table:formula="of:=IF([.H34] &lt; 10^9; FIXED([.H34]; 2); [.H34])" office:value-type="string" office:string-value="0,00" calcext:value-type="string">
            <text:p>0,00</text:p>
          </table:table-cell>
          <table:table-cell table:style-name="ce135" office:value-type="string" calcext:value-type="string">
            <text:p>× Sun destruction</text:p>
          </table:table-cell>
          <table:table-cell table:style-name="InterimResult" table:formula="of:=[.G30] / EnergyJupiterDestruction" office:value-type="float" office:value="0.0000000245098039215686" calcext:value-type="float">
            <text:p>2,45098039215686E-08</text:p>
          </table:table-cell>
          <table:table-cell table:style-name="InterimResult" table:formula="of:=[.G30]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28 Impact.C30:Impact.C34 Impact.E26:Impact.E26 Impact.E28:Impact.E28 Impact.E31:Impact.E34">
            <calcext:condition calcext:apply-style-name="CalcError" calcext:value="is-error" calcext:base-cell-address="Impact.C28"/>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64"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64" office:value-type="float" office:value="1" calcext:value-type="float">
            <text:p>1</text:p>
          </table:table-cell>
          <table:table-cell table:style-name="Calc" office:value-type="string" calcext:value-type="string">
            <text:p>g, or</text:p>
          </table:table-cell>
          <table:table-cell table:style-name="ce175"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68"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69"/>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72"/>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174"/>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76"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76"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76"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77" table:formula="of:=COM.MICROSOFT.IFS([.E20] &lt; 10; ROUND([.E20]; 4); [.E20] &lt; 100; ROUND([.E20]; 2); [.E20] &lt; 10^9; FIXED([.E20]; 0); [.E20] &gt;= 10^9; [.E20])" office:value-type="string" office:string-value="78.337" calcext:value-type="string">
            <text:p>78.337</text:p>
          </table:table-cell>
          <table:table-cell table:style-name="ce12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77" table:formula="of:=COM.MICROSOFT.IFS([.E21] &lt; 10; ROUND([.E21]; 4); [.E21] &lt; 100; ROUND([.E21]; 2); [.E21] &lt; 10^9; FIXED([.E21]; 0); [.E21] &gt;= 10^9; [.E21])" office:value-type="string" office:string-value="6.229" calcext:value-type="string">
            <text:p>6.229</text:p>
          </table:table-cell>
          <table:table-cell table:style-name="ce12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77" table:formula="of:=COM.MICROSOFT.IFS([.E22] &lt; 10; ROUND([.E22]; 4); [.E22] &lt; 100; ROUND([.E22]; 2); [.E22] &lt; 10^9; FIXED([.E22]; 0); [.E22] &gt;= 10^9; [.E22])" office:value-type="string" office:string-value="1.502" calcext:value-type="string">
            <text:p>1.502</text:p>
          </table:table-cell>
          <table:table-cell table:style-name="ce12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78" table:formula="of:=COM.MICROSOFT.IFS([.E23] &lt; 10; ROUND([.E23]; 4); [.E23] &lt; 100; ROUND([.E23]; 2); [.E23] &lt; 10^9; FIXED([.E23]; 0); [.E23] &gt;= 10^9; [.E23])" office:value-type="float" office:value="0" calcext:value-type="float">
            <text:p>0</text:p>
          </table:table-cell>
          <table:table-cell table:style-name="ce12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77" table:formula="of:=COM.MICROSOFT.IFS([.E24] &lt; 10; ROUND([.E24]; 4); [.E24] &lt; 100; ROUND([.E24]; 2); [.E24] &lt; 10^9; FIXED([.E24]; 0); [.E24] &gt;= 10^9; [.E24])" office:value-type="float" office:value="0" calcext:value-type="float">
            <text:p>0</text:p>
          </table:table-cell>
          <table:table-cell table:style-name="ce12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79"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80"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9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81"/>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182"/>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82" office:value-type="string" calcext:value-type="string">
            <text:p>parsec =</text:p>
          </table:table-cell>
          <table:table-cell table:style-name="ce19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18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84" office:value-type="string" calcext:value-type="string">
            <text:p>parsec/h =</text:p>
          </table:table-cell>
          <table:table-cell table:style-name="ce19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18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86"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8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88"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89"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182"/>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190"/>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18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87"/>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91" table:formula="of:=ROUND([.E38]; 4)" office:value-type="float" office:value="1.1547" calcext:value-type="float">
            <text:p>1,1547</text:p>
          </table:table-cell>
          <table:table-cell table:style-name="ce12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91" table:formula="of:=ROUND(1 / [.E38]; 4)" office:value-type="float" office:value="0.866" calcext:value-type="float">
            <text:p>0,866</text:p>
          </table:table-cell>
          <table:table-cell table:style-name="ce12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96"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96"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93"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86" office:value-type="float" office:value="11200" calcext:value-type="float">
            <text:p>11200</text:p>
          </table:table-cell>
          <table:table-cell table:style-name="Calc" office:value-type="string" calcext:value-type="string">
            <text:p>m/s or</text:p>
          </table:table-cell>
          <table:table-cell table:style-name="ce193"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86" office:value-type="float" office:value="49" calcext:value-type="float">
            <text:p>49</text:p>
          </table:table-cell>
          <table:table-cell table:style-name="Calc" office:value-type="string" calcext:value-type="string">
            <text:p>m/s² or</text:p>
          </table:table-cell>
          <table:table-cell table:style-name="ce193"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87"/>
          <table:table-cell table:style-name="Calc"/>
          <table:table-cell table:style-name="ce19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92" table:formula="of:=IF([.G58] &lt; 10^9; FIXED([.G58]; 0); [.G58])" office:value-type="string" office:string-value="229" calcext:value-type="string">
            <text:p>229</text:p>
          </table:table-cell>
          <table:table-cell table:style-name="ce197" office:value-type="string" calcext:value-type="string">
            <text:p>s or</text:p>
          </table:table-cell>
          <table:table-cell table:style-name="ce193"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93" table:formula="of:=IF([.G59] &lt; 10^9; FIXED([.G59]; 0); [.G59])" office:value-type="string" office:string-value="1.280.000" calcext:value-type="string">
            <text:p>1.280.000</text:p>
          </table:table-cell>
          <table:table-cell table:style-name="ce197" office:value-type="string" calcext:value-type="string">
            <text:p>m or</text:p>
          </table:table-cell>
          <table:table-cell table:style-name="ce193"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02:40:38.44254771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19" meta:object-count="0"/>
  </office:meta>
</office:document-meta>
</file>